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Predeterminado">
        <draw:frame draw:style-name="gr1" draw:layer="layout" svg:width="16.211cm" svg:height="10.278cm" svg:x="2.789cm" svg:y="1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8.56cm" svg:height="10.419cm" svg:x="1.5cm" svg:y="14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2-11-22T19:36:08</meta:creation-date>
    <dc:date>2013-06-07T19:12:38</dc:date>
    <dc:creator>christian </dc:creator>
    <meta:editing-duration>PT30M58S</meta:editing-duration>
    <meta:editing-cycles>5</meta:editing-cycles>
    <meta:generator>LibreOffice/3.6$Linux_X86_64 LibreOffice_project/360m1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9999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61cm" svg:height="10.42cm" xlink:href="." xlink:type="simple" chart:class="chart:bar" chart:style-name="ch1">
        <chart:legend chart:legend-position="bottom" svg:x="4.573cm" svg:y="9.637cm" style:legend-expansion="wide" chart:style-name="ch2"/>
        <chart:plot-area chart:style-name="ch3" chart:data-source-has-labels="both" svg:x="1.431cm" svg:y="0.967cm" svg:width="16.388cm" svg:height="7.432cm">
          <chartooo:coordinate-region svg:x="6.339cm" svg:y="0.967cm" svg:width="11.108cm" svg:height="6.785cm"/>
          <chart:axis chart:dimension="x" chart:name="primary-x" chart:style-name="ch4" chartooo:axis-type="text">
            <chart:title svg:x="0.718cm" svg:y="6.583cm" chart:style-name="ch5">
              <text:p>Procesamiento</text:p>
            </chart:title>
            <chart:categories table:cell-range-address="local-table.$A$2:.$A$7"/>
          </chart:axis>
          <chart:axis chart:dimension="y" chart:name="primary-y" chart:style-name="ch6">
            <chart:title svg:x="7.325cm" svg:y="8.608cm" chart:style-name="ch7">
              <text:p>Cant. de puntos detectado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uminación normal</text:p>
              </table:table-cell>
              <table:table-cell office:value-type="string">
                <text:p>Iluminación alta</text:p>
              </table:table-cell>
              <table:table-cell office:value-type="string">
                <text:p>Iluminación baja</text:p>
              </table:table-cell>
            </table:table-row>
          </table:table-header-rows>
          <table:table-rows>
            <table:table-row>
              <table:table-cell office:value-type="string">
                <text:p>Sin Proc</text:p>
              </table:table-cell>
              <table:table-cell office:value-type="float" office:value="958">
                <text:p>958</text:p>
              </table:table-cell>
              <table:table-cell office:value-type="float" office:value="1297">
                <text:p>129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Logaritmo</text:p>
              </table:table-cell>
              <table:table-cell office:value-type="float" office:value="515">
                <text:p>515</text:p>
              </table:table-cell>
              <table:table-cell office:value-type="float" office:value="622">
                <text:p>62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Ecualización</text:p>
              </table:table-cell>
              <table:table-cell office:value-type="float" office:value="1546">
                <text:p>1546</text:p>
              </table:table-cell>
              <table:table-cell office:value-type="float" office:value="1472">
                <text:p>147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F. Pasa Altos</text:p>
              </table:table-cell>
              <table:table-cell office:value-type="float" office:value="1633">
                <text:p>1633</text:p>
              </table:table-cell>
              <table:table-cell office:value-type="float" office:value="2006">
                <text:p>200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. Alta Potencia</text:p>
              </table:table-cell>
              <table:table-cell office:value-type="float" office:value="1952">
                <text:p>1952</text:p>
              </table:table-cell>
              <table:table-cell office:value-type="float" office:value="2216">
                <text:p>221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Ecualización+F. Alta Potencia</text:p>
              </table:table-cell>
              <table:table-cell office:value-type="float" office:value="2704">
                <text:p>2704</text:p>
              </table:table-cell>
              <table:table-cell office:value-type="float" office:value="2443">
                <text:p>2443</text:p>
              </table:table-cell>
              <table:table-cell office:value-type="float" office:value="2002">
                <text:p>2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90"/>
      <style:text-properties fo:font-size="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chart-properties chart:auto-position="true" style:rotation-angle="0"/>
      <style:text-properties fo:font-size="8pt" fo:font-weight="bold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9999cc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12cm" svg:height="10.279cm" xlink:href="." xlink:type="simple" chart:class="chart:bar" chart:style-name="ch1">
        <chart:title svg:x="2.797cm" svg:y="0.34cm" chart:style-name="ch2">
          <text:p>Tiempos por diferentes procesamientos aplicado
sobre la imágen en condiciones normales de iluminación</text:p>
        </chart:title>
        <chart:plot-area chart:style-name="ch3" chart:data-source-has-labels="both" svg:x="1.263cm" svg:y="2.088cm" svg:width="14.301cm" svg:height="7.077cm">
          <chartooo:coordinate-region svg:x="5.298cm" svg:y="2.088cm" svg:width="9.986cm" svg:height="6.509cm"/>
          <chart:axis chart:dimension="x" chart:name="primary-x" chart:style-name="ch4">
            <chart:title svg:x="0.451cm" svg:y="6.722cm" chart:style-name="ch5">
              <text:p>Procesamiento</text:p>
            </chart:title>
            <chart:categories table:cell-range-address="local-table.$A$2:.$A$7"/>
            <chart:grid chart:style-name="ch6" chart:class="major"/>
          </chart:axis>
          <chart:axis chart:dimension="y" chart:name="primary-y" chart:style-name="ch7">
            <chart:title svg:x="7.515cm" svg:y="9.37cm" chart:style-name="ch8">
              <text:p>tiempo [ms]</text:p>
            </chart:title>
            <chart:grid chart:style-name="ch6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Sin Pro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garitmo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Ecualizació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. Pasa Altos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F. Alta Potencia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Ecualización+F. Alta Potencia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opacity draw:name="ChartTransparencyGradient_20_1" draw:display-name="ChartTransparencyGradient 1" draw:style="axial" draw:start="100%" draw:end="0%" draw:angle="0" draw:border="0%"/>
    <draw:opacity draw:name="ChartTransparencyGradient_20_2" draw:display-name="ChartTransparencyGradient 2" draw:style="linear" draw:start="95%" draw:end="0%" draw:angle="900" draw:border="55%"/>
  </office:styles>
</office:document-styles>
</file>